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0" svg:font-family="CMR10"/>
    <style:font-face style:name="CMTT10" svg:font-family="CMTT10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T1" style:family="text">
      <style:text-properties style:font-name="CMTT10" fo:font-size="11pt" style:font-name-asian="CMTT10" style:font-size-asian="11pt" style:font-name-complex="CMTT10" style:font-size-complex="11pt"/>
    </style:style>
    <style:style style:name="T2" style:family="text">
      <style:text-properties style:font-name-asian="CMTT10" style:font-name-complex="CMTT10"/>
    </style:style>
    <style:style style:name="T3" style:family="text">
      <style:text-properties style:font-name-asian="CMR10" style:font-name-complex="CMR1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ationsanleitung für „aae_data“ Version 1.3 und „aae_theme“ Version 1.1</text:p>
      <text:p text:style-name="Standard"/>
      <text:p text:style-name="Standard">1 <text:tab/>Voraussetzungen</text:p>
      <text:p text:style-name="Standard">Eine lauffähige Version von Drupal 7, empfohlen wird Drupal 7.37. Eine Beschreibung der Installation sowie der Download findet sich unter <text:a xlink:type="simple" xlink:href="https://www.drupal.org/start" text:style-name="Internet_20_link" text:visited-style-name="Visited_20_Internet_20_Link"><text:span text:style-name="T1">https://www.drupal.org/start</text:span></text:a></text:p>
      <text:p text:style-name="Standard"><text:span text:style-name="T1"/></text:p>
      <text:p text:style-name="P1"><text:span text:style-name="T2">2 <text:tab/>aae_theme</text:span></text:p>
      <text:list xml:id="list4488740064034506534" text:style-name="L1">
        <text:list-item>
          <text:p text:style-name="P2"><text:span text:style-name="T2">Der Ordner „aae_theme“ muss in der Drupalinstanz in den Ordner „/drupal/sites/all/themes“ kopiert werden</text:span></text:p>
        </text:list-item>
        <text:list-item>
          <text:p text:style-name="P2"><text:span text:style-name="T3">Auf der Drupalseite einloggen mit dem bei der Installation erstellten Administrator Account und unter „Appearence“ das Theme „AAE“ suchen und mit Klick auf „Enable and set default“ aktivieren</text:span></text:p>
        </text:list-item>
      </text:list>
      <text:p text:style-name="P1"><text:span text:style-name="T3"/></text:p>
      <text:p text:style-name="P1"><text:span text:style-name="T3">3<text:tab/>aae_data</text:span></text:p>
      <text:list xml:id="list136998398477826914" text:style-name="L2">
        <text:list-item>
          <text:p text:style-name="P3"><text:span text:style-name="T2">Der Ordner „aae_data“ muss in der Drupalinstanz in den Ordner „/drupal/sites/all/modules“ kopiert werden</text:span></text:p>
        </text:list-item>
        <text:list-item>
          <text:p text:style-name="P3"><text:span text:style-name="T3">In dem Ordner „aae data“ in den Unterordner „database“ wechseln und die PHP-Datei „db_config“ mit einem Texteditor öffnen. Hier müssen die Zugangsdaten zur Datenbank eingetragen werden, was wo hin gehört ist durch Kommentare ersichtlich</text:span></text:p>
        </text:list-item>
        <text:list-item>
          <text:p text:style-name="P3"><text:span text:style-name="T3">Auf der Drupalseite einloggen mit dem bei der Installation erstellten Administrator Account und unter „Modules“ die Gruppe „Custom Modules“ suchen und dort einen Haken bei „AAE Data“ setz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0" svg:font-family="CMR10"/>
    <style:font-face style:name="CMTT10" svg:font-family="CMTT10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13T21:46:56.41</meta:creation-date>
    <dc:date>2015-07-13T21:56:43.76</dc:date>
    <meta:editing-duration>PT9M47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0" meta:word-count="158" meta:character-count="1113"/>
  </office:meta>
</office:document-meta>
</file>